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9ea46" officeooo:paragraph-rsid="0019ea46"/>
    </style:style>
    <style:style style:name="P2" style:family="paragraph" style:parent-style-name="Standard">
      <style:text-properties officeooo:rsid="001a127c" officeooo:paragraph-rsid="001a127c"/>
    </style:style>
    <style:style style:name="P3" style:family="paragraph" style:parent-style-name="Standard">
      <style:text-properties officeooo:rsid="001a1d90" officeooo:paragraph-rsid="001a1d90"/>
    </style:style>
    <style:style style:name="T1" style:family="text">
      <style:text-properties officeooo:rsid="001a127c"/>
    </style:style>
    <style:style style:name="T2" style:family="text">
      <style:text-properties officeooo:rsid="001a1d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y, Accountability, Quantity, Conversion <text:span text:style-name="T2">Ratio</text:span>, Compound <text:s/><text:span text:style-name="T2">units</text:span>,Organization, Organ. Hierarchies</text:p>
      <text:p text:style-name="P1"/>
      <text:p text:style-name="P1">Party</text:p>
      <text:p text:style-name="P1">- user a Faculty by mohli byt, ale asi nechceme aby mali rovnake opravnenie napr. Na nakupovanie</text:p>
      <text:p text:style-name="P1">- user – course – vramci napr. Notifikacii</text:p>
      <text:p text:style-name="P2">- user ako party rovno</text:p>
      <text:p text:style-name="P2">- Thesis rovno</text:p>
      <text:p text:style-name="P1"/>
      <text:p text:style-name="P1">Accountability</text:p>
      <text:p text:style-name="P1">- <text:span text:style-name="T1">pre roznych userov rozne vztahy (S-T T uci S alebo S-T S je zaroven aj T)</text:span></text:p>
      <text:p text:style-name="P2">- User a Faculty mozno podtriedy Usera, rozne vztahy pre Studenta alebo aplikanta, alumnusa</text:p>
      <text:p text:style-name="P2">- theses</text:p>
      <text:p text:style-name="P2"/>
      <text:p text:style-name="P2">Organization</text:p>
      <text:p text:style-name="P2">- Faculty – Study Branch – User(Student, Applicant)</text:p>
      <text:p text:style-name="P2">- Courses</text:p>
      <text:p text:style-name="P2">- theses</text:p>
      <text:p text:style-name="P2"/>
      <text:p text:style-name="P2">Organization hierarchies</text:p>
      <text:p text:style-name="P2">- Faculta ako z vedeckeho pohladu, laboratoria, predmety</text:p>
      <text:p text:style-name="P3">- Courses – (ne)povinne, statistiky zapisov, semester</text:p>
      <text:p text:style-name="P3">- Thesis – oborov, zamerani, externych partnerov</text:p>
      <text:p text:style-name="P2"/>
      <text:p text:style-name="P3">Quantity</text:p>
      <text:p text:style-name="P3">- shopping centre – rozne meny</text:p>
      <text:p text:style-name="P3">- poplatky – rozne meny</text:p>
      <text:p text:style-name="P3"/>
      <text:p text:style-name="P3">Conversion Ration – vid vyssie</text:p>
      <text:p text:style-name="P3"/>
      <text:p text:style-name="P3">Compound units – zgrupovanie statisti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09:14:15.555957542</meta:creation-date>
    <dc:date>2017-03-03T09:42:15.473254796</dc:date>
    <meta:editing-duration>PT17M29S</meta:editing-duration>
    <meta:editing-cycles>2</meta:editing-cycles>
    <meta:generator>LibreOffice/5.2.6.1$Linux_X86_64 LibreOffice_project/20$Build-1</meta:generator>
    <meta:document-statistic meta:table-count="0" meta:image-count="0" meta:object-count="0" meta:page-count="1" meta:paragraph-count="23" meta:word-count="126" meta:character-count="856" meta:non-whitespace-character-count="742"/>
  </office:meta>
</office:document-meta>
</file>